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fe9b"/>
    </style:style>
    <style:style style:name="P2" style:family="paragraph" style:parent-style-name="Standard">
      <style:text-properties fo:font-weight="bold" fo:background-color="#ffff00" style:font-weight-asian="bold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officeooo:paragraph-rsid="0015fe9b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5fe9b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[root@localhost ~]# cd .ssh</text:p>
      <text:p text:style-name="P3"/>
      <text:p text:style-name="P3">[root@localhost .ssh]# ls -a</text:p>
      <text:p text:style-name="Standard">. <text:s/>.. <text:s/>authorized_keys <text:s/>id_rsa <text:s/>id_rsa.pub <text:s/>known_hosts</text:p>
      <text:p text:style-name="P3">[root@localhost .ssh]# ll</text:p>
      <text:p text:style-name="Standard">total 16</text:p>
      <text:p text:style-name="Standard">-rw-------. 1 root root 1731 Jun <text:s/>1 02:00 authorized_keys</text:p>
      <text:p text:style-name="Standard">-rw-------. 1 root root 2622 Jun <text:s/>1 01:57 id_rsa<text:span text:style-name="T2">[root@localhost .ssh]# ls -a</text:span></text:p>
      <text:p text:style-name="Standard">-rw-r--r--. 1 root root <text:s/>580 Jun <text:s/>1 01:57 id_rsa.pub</text:p>
      <text:p text:style-name="Standard">-rw-r--r--. 1 root root <text:s/>712 May 31 21:59 known_hosts</text:p>
      <text:p text:style-name="P3">[root@localhost .ssh]# cat id_rsa.pub</text:p>
      <text:p text:style-name="Standard">ssh-rsa AAAAB3NzaC1yc2EAAAADAQABAAABgQDceqcZewuiGr+Y4dli/uYnnnkMnunlfx4hR0yqiYdr2+qjNqBxoSrW9GHCscerXqX63/R9jtuXEb/uM3Jk2wgC3x/B7vWvfHG63HDlLGe9AiianHiKL5yPbuc/fc/JwIZKPBjoGIB195U9XXW8gFDL8aahOLH0LCOsZPA6WPRg9J0R8YpVKJsrmJQkoa33nGjHGm95rUK7ur/lf3mJaZPUnQzlYs6yIcd64CYEvNQJSRwHp6E5x/H+I1G1uprd0A06R7fHJ6VwGCcBDGqRByKNbCv+2NbP0AUuoTqXugek075aJvcb5scVrpUkMKrEWBGq8s/BgezTcEk1jYMhzBm4oAkqSM9cLRs8aFHVW/HtoIPXrW2MCPJf/HpQ5S1CQlvmmUoWGQ3WtClIUG06Ytgam4dDWG5Onp03Sh7v6hEC3ygY7LceWnQ6pM8QlYUT5XLu5zK+iwEqnSIPpOwGUtYwrwlQG2NYl1WAx0edKGW72IK6TCa83yc385m5hchGwwU= root@localhost.localdomain</text:p>
      <text:p text:style-name="P3">[root@localhost .ssh]# cd</text:p>
      <text:p text:style-name="Standard"/>
      <text:p text:style-name="P4">[root@localhost ~]# vim git_pull.yml</text:p>
      <text:p text:style-name="P1"/>
      <text:p text:style-name="P4">[root@localhost ~]# cat git_pull.yml</text:p>
      <text:p text:style-name="Standard">---</text:p>
      <text:p text:style-name="Standard">- name:</text:p>
      <text:p text:style-name="Standard"><text:s text:c="2"/>hosts: localhost</text:p>
      <text:p text:style-name="Standard"><text:s text:c="2"/>tasks:</text:p>
      <text:p text:style-name="Standard"><text:s text:c="4"/>- name:</text:p>
      <text:p text:style-name="Standard"><text:s text:c="6"/>git:</text:p>
      <text:p text:style-name="Standard"><text:s text:c="8"/>repo: git@github.com:Irfanali015/ansibleplaybook.git</text:p>
      <text:p text:style-name="Standard"><text:s text:c="8"/>dest: /root/gipl</text:p>
      <text:p text:style-name="Standard"><text:s text:c="8"/>update: yes</text:p>
      <text:p text:style-name="Standard"><text:s text:c="8"/>version: master</text:p>
      <text:p text:style-name="Standard">... <text:s text:c="7"/></text:p>
      <text:p text:style-name="Standard"/>
      <text:p text:style-name="P3">[root@localhost ~]# ansible-playbook git_pull.yml </text:p>
      <text:p text:style-name="P3"/>
      <text:p text:style-name="Standard">PLAY [localhost] ***************************************************************</text:p>
      <text:p text:style-name="Standard"/>
      <text:p text:style-name="Standard">TASK [Gathering Facts] *********************************************************</text:p>
      <text:p text:style-name="Standard">ok: [localhost]</text:p>
      <text:p text:style-name="Standard"/>
      <text:p text:style-name="Standard">TASK [git] *********************************************************************</text:p>
      <text:p text:style-name="Standard">changed: [localhost]</text:p>
      <text:p text:style-name="Standard"/>
      <text:p text:style-name="Standard">PLAY RECAP *********************************************************************</text:p>
      <text:p text:style-name="Standard"><text:soft-page-break/>localhost <text:s text:c="17"/>: ok=2 <text:s text:c="3"/>changed=1 <text:s text:c="3"/>unreachable=0 <text:s text:c="3"/>failed=0 <text:s text:c="3"/>skipped=0 <text:s text:c="3"/>rescued=0 <text:s text:c="3"/>ignored=0 <text:s text:c="2"/></text:p>
      <text:p text:style-name="Standard"/>
      <text:p text:style-name="P3">[root@localhost ~]# ll</text:p>
      <text:p text:style-name="Standard">total 40</text:p>
      <text:p text:style-name="Standard">-rw-r--r--. 1 root root <text:s/>160 Jun <text:s/>2 03:18 1</text:p>
      <text:p text:style-name="Standard">drwxr-xr-x. 3 root root <text:s text:c="2"/>34 May 26 04:06 2nd</text:p>
      <text:p text:style-name="Standard">-rw-------. 1 root root 2743 May 25 07:21 anaconda-ks.cfg</text:p>
      <text:p text:style-name="Standard">drwxr-xr-x. 6 root root <text:s/>164 May 31 22:53 ansible</text:p>
      <text:p text:style-name="Standard">drwxr-xr-x. 3 root root <text:s text:c="2"/>87 May 26 03:42 ansibleplaybook</text:p>
      <text:p text:style-name="Standard">drwxr-xr-x. 2 root root <text:s text:c="3"/>6 May 25 07:24 Desktop</text:p>
      <text:p text:style-name="Standard">drwxr-xr-x. 6 root root <text:s/>144 Jun <text:s/>2 03:11 Documents</text:p>
      <text:p text:style-name="Standard">drwxr-xr-x. 2 root root <text:s text:c="2"/>42 Jun <text:s/>2 02:59 Downloads</text:p>
      <text:p text:style-name="Standard">-rw-r--r--. 1 root root <text:s/>186 Jun <text:s/>1 05:05 fetch.yml</text:p>
      <text:p text:style-name="Standard">drwxr-xr-x. 3 root root <text:s text:c="2"/>87 Jun <text:s/>2 03:56 gipl</text:p>
      <text:p text:style-name="Standard">drwxr-xr-x. 3 root root <text:s text:c="2"/>23 Jun <text:s/>2 03:25 gitpl</text:p>
      <text:p text:style-name="Standard">-rw-r--r--. 1 root root <text:s/>160 Jun <text:s/>2 03:18 gitpll.yml</text:p>
      <text:p text:style-name="Standard">-rw-r--r--. 1 root root <text:s/>170 Jun <text:s/>2 02:34 gitpl.yml</text:p>
      <text:p text:style-name="Standard">drwxr-xr-x. 3 root root <text:s text:c="2"/>23 May 30 23:54 gitpull</text:p>
      <text:p text:style-name="Standard">drwxr-xr-x. 2 root root <text:s text:c="2"/>27 Jun <text:s/>2 02:10 gitpull1</text:p>
      <text:p text:style-name="P2">-rw-r--r--. 1 root root <text:s/>205 Jun <text:s/>2 03:56 git_pull.yml</text:p>
      <text:p text:style-name="Standard">-rw-r--r--. 1 root root <text:s/>216 May 31 01:40 gitpul.yml</text:p>
      <text:p text:style-name="Standard">-rw-r--r--. 1 root root <text:s/>237 May 30 05:58 git.yml</text:p>
      <text:p text:style-name="Standard">drwxr-xr-x. 3 root root <text:s text:c="2"/>87 Jun <text:s/>2 02:42 gtpl</text:p>
      <text:p text:style-name="Standard">drwxr-xr-x. 2 root root <text:s text:c="3"/>6 May 25 07:24 Music</text:p>
      <text:p text:style-name="Standard">-rw-------. 1 root root 2061 May 25 07:22 original-ks.cfg</text:p>
      <text:p text:style-name="Standard">drwxr-xr-x. 2 root root <text:s text:c="3"/>6 May 25 07:24 Pictures</text:p>
      <text:p text:style-name="Standard">drwxr-xr-x. 2 root root <text:s text:c="3"/>6 May 25 07:24 Public</text:p>
      <text:p text:style-name="Standard">drwxr-xr-x. 3 root root <text:s text:c="2"/>87 Jun <text:s/>2 03:14 pullgit</text:p>
      <text:p text:style-name="Standard">-rw-r--r--. 1 root root <text:s/>293 May 31 03:12 push.yml</text:p>
      <text:p text:style-name="Standard">drwxr-xr-x. 2 root root <text:s text:c="3"/>6 May 25 07:24 Templates</text:p>
      <text:p text:style-name="Standard">drwxr-xr-x. 2 root root <text:s text:c="3"/>6 May 25 07:24 Videos</text:p>
      <text:p text:style-name="P3">[root@localhost ~]# cd gipl</text:p>
      <text:p text:style-name="P3">[root@localhost gipl]# ll</text:p>
      <text:p text:style-name="Standard">total 16</text:p>
      <text:p text:style-name="Standard">-rw-r--r--. 1 root root 213 Jun <text:s/>2 03:56 command.yml</text:p>
      <text:p text:style-name="Standard">-rw-r--r--. 1 root root 217 Jun <text:s/>2 03:56 hello.yml</text:p>
      <text:p text:style-name="Standard">-rw-r--r--. 1 root root 586 Jun <text:s/>2 03:56 httpd.yml</text:p>
      <text:p text:style-name="Standard">-rw-r--r--. 1 root root 172 Jun <text:s/>2 03:56 text.yml</text:p>
      <text:p text:style-name="Standard">[<text:span text:style-name="T2">root@localhost gipl]# vim hello.yml</text:span></text:p>
      <text:p text:style-name="P1"/>
      <text:p text:style-name="P4">[root@localhost gipl]# cat hello.yml</text:p>
      <text:p text:style-name="Standard">---</text:p>
      <text:p text:style-name="Standard">- name: hello world <text:span text:style-name="T2">23 <text:s text:c="7"/></text:span><text:span text:style-name="T3">(i just <text:s/>add the number”23” here)</text:span></text:p>
      <text:p text:style-name="Standard"><text:s text:c="2"/>hosts: localhost</text:p>
      <text:p text:style-name="Standard"><text:s text:c="2"/>tasks:</text:p>
      <text:p text:style-name="Standard"><text:s text:c="4"/>- name:</text:p>
      <text:p text:style-name="Standard"><text:s text:c="6"/>shell: echo "i am at prodevans"</text:p>
      <text:p text:style-name="Standard"><text:s text:c="4"/>- name: Creating an empty file</text:p>
      <text:p text:style-name="Standard"><text:s text:c="6"/>file:</text:p>
      <text:p text:style-name="Standard"><text:s text:c="8"/>path: /root/Documents/helloworld1</text:p>
      <text:p text:style-name="Standard"><text:s text:c="8"/>state: touch</text:p>
      <text:p text:style-name="Standard"><text:soft-page-break/></text:p>
      <text:p text:style-name="P3">[root@localhost gipl]# ll</text:p>
      <text:p text:style-name="Standard">total 16</text:p>
      <text:p text:style-name="Standard">-rw-r--r--. 1 root root 213 Jun <text:s/>2 03:56 command.yml</text:p>
      <text:p text:style-name="Standard">-rw-r--r--. 1 root root 226 Jun <text:s/>2 03:57 hello.yml</text:p>
      <text:p text:style-name="Standard">-rw-r--r--. 1 root root 586 Jun <text:s/>2 03:56 httpd.yml</text:p>
      <text:p text:style-name="Standard">-rw-r--r--. 1 root root 172 Jun <text:s/>2 03:56 text.yml</text:p>
      <text:p text:style-name="Standard"/>
      <text:p text:style-name="P3">[root@localhost gipl]# git add hello.yml</text:p>
      <text:p text:style-name="Standard"/>
      <text:p text:style-name="P3">[root@localhost gipl]# git status</text:p>
      <text:p text:style-name="Standard">On branch master</text:p>
      <text:p text:style-name="Standard">Your branch is up to date with 'origin/master'.</text:p>
      <text:p text:style-name="Standard"/>
      <text:p text:style-name="Standard">Changes to be committed:</text:p>
      <text:p text:style-name="Standard"><text:s text:c="2"/>(use "git restore --staged &lt;file&gt;..." to unstage)</text:p>
      <text:p text:style-name="Standard"><text:tab/>modified: <text:s text:c="2"/>hello.yml</text:p>
      <text:p text:style-name="Standard"/>
      <text:p text:style-name="P3">[root@localhost gipl]# git commit -m "modified"</text:p>
      <text:p text:style-name="Standard">[master fbf93c3] modified</text:p>
      <text:p text:style-name="Standard"><text:s/>Committer: root &lt;root@localhost.localdomain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/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/>
      <text:p text:style-name="Standard"><text:s text:c="4"/>git commit --amend --reset-author</text:p>
      <text:p text:style-name="Standard"/>
      <text:p text:style-name="Standard"><text:s/>1 file changed, 2 insertions(+), 2 deletions(-)</text:p>
      <text:p text:style-name="P3">[root@localhost gipl]# git branch</text:p>
      <text:p text:style-name="Standard">* master</text:p>
      <text:p text:style-name="P3">[root@localhost gipl]# git push origin master</text:p>
      <text:p text:style-name="Standard">Enumerating objects: 5, done.</text:p>
      <text:p text:style-name="Standard">Counting objects: 100% (5/5), done.</text:p>
      <text:p text:style-name="Standard">Delta compression using up to 2 threads</text:p>
      <text:p text:style-name="Standard">Compressing objects: 100% (3/3), done.</text:p>
      <text:p text:style-name="Standard">Writing objects: 100% (3/3), 300 bytes | 300.00 KiB/s, done.</text:p>
      <text:p text:style-name="Standard">Total 3 (delta 2), reused 0 (delta 0), pack-reused 0</text:p>
      <text:p text:style-name="Standard">remote: Resolving deltas: 100% (2/2), completed with 2 local objects.</text:p>
      <text:p text:style-name="Standard">To github.com:Irfanali015/ansibleplaybook.git</text:p>
      <text:p text:style-name="Standard"><text:s text:c="3"/>3fa4c8b..fbf93c3 <text:s/>master -&gt; master</text:p>
      <text:p text:style-name="Standard">[root@localhost gipl]# ~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6:35:03.776648979</meta:creation-date>
    <dc:date>2022-06-02T16:50:44.923784955</dc:date>
    <meta:editing-duration>PT5M31S</meta:editing-duration>
    <meta:editing-cycles>1</meta:editing-cycles>
    <meta:document-statistic meta:table-count="0" meta:image-count="0" meta:object-count="0" meta:page-count="3" meta:paragraph-count="119" meta:word-count="735" meta:character-count="5337" meta:non-whitespace-character-count="4530"/>
    <meta:generator>LibreOffice/6.4.7.2$Linux_X86_64 LibreOffice_project/40$Build-2</meta:generator>
  </office:meta>
</office:document-meta>
</file>